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fo:font-weight="bold" officeooo:rsid="00077b4f" officeooo:paragraph-rsid="00077b4f" style:font-size-asian="12.25pt" style:font-weight-asian="bold" style:font-size-complex="14pt" style:font-weight-complex="bold"/>
    </style:style>
    <style:style style:name="P2" style:family="paragraph" style:parent-style-name="Standard" style:list-style-name="L1">
      <style:text-properties style:font-name="Liberation Sans" fo:font-size="12pt" fo:font-weight="normal" officeooo:rsid="000940e8" officeooo:paragraph-rsid="000940e8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Liberation Sans" fo:font-size="12pt" fo:font-weight="bold" officeooo:rsid="00077b4f" officeooo:paragraph-rsid="00077b4f" style:font-size-asian="10.5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AP</text:p>
      <text:p text:style-name="P1"/>
      <text:p text:style-name="P3">Henrique</text:p>
      <text:p text:style-name="P3"/>
      <text:list xml:id="list3321429680722905596" text:style-name="L1">
        <text:list-item>
          <text:p text:style-name="P2">CMAS é o suficiente para validar uma entidade que a possui, caso ela não possua o CMAS por ser muito nova, deve-se utilizar o estatuto da entidade, a ATA de fundação e o CNPJ da entidade, estas que estão disponíveis no cartório;</text:p>
        </text:list-item>
        <text:list-item>
          <text:p text:style-name="P2">A diretoria é trocada a cada 2 anos com geração de nova ATA, esta deve estar disponível em cartório;</text:p>
        </text:list-item>
        <text:list-item>
          <text:p text:style-name="P2">Órgãos públicos liberam no máximo 50% da verba para o custeio da entidade, normalmente eta verba é destinada para o pagamento dos funcionários;</text:p>
        </text:list-item>
        <text:list-item>
          <text:p text:style-name="P2">Atualmente estão implantando um carnê para arrecadar fundos;</text:p>
        </text:list-item>
        <text:list-item>
          <text:p text:style-name="P2">Arrecadação normalmente é feita boca a boca;</text:p>
        </text:list-item>
        <text:list-item>
          <text:p text:style-name="P2">Eventos e campanhas são divulgados através da página do facebook;</text:p>
        </text:list-item>
        <text:list-item>
          <text:p text:style-name="P2">Estão iniciando atividades de distribuição de panfletos para divulgação da entidade;</text:p>
        </text:list-item>
        <text:list-item>
          <text:p text:style-name="P2">20 pacientes;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4:01:02.095241071</meta:creation-date>
    <dc:date>2018-03-16T17:28:35.574756196</dc:date>
    <meta:editing-duration>PT3H27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32" meta:character-count="758" meta:non-whitespace-character-count="643"/>
  </office:meta>
</office:document-meta>
</file>